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0000" draw:textarea-vertical-align="middle"/>
    </style:style>
    <style:style style:name="gr7" style:family="graphic" style:parent-style-name="standard">
      <style:graphic-properties draw:fill-color="#9933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9933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323cm" svg:height="2.323cm" svg:x="0.4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9.0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2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14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14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23cm" svg:height="2.322cm" svg:x="0.4cm" svg:y="17.684cm">
          <text:p text:style-name="P1">y,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0.4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3.368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6.335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9.303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0.4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3.368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6.335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9.303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17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2.142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2cm" svg:x="15.11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2cm" svg:x="18.077cm" svg:y="2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2.142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2cm" svg:height="2.323cm" svg:x="15.11cm" svg:y="23.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23cm" svg:height="2.323cm" svg:x="18.077cm" svg:y="23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62cm" svg:height="0.516cm" svg:x="9.303cm" svg:y="17.1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81cm" svg:height="2.58cm" svg:x="9.174cm" svg:y="17.55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cm" svg:y1="18.9cm" svg:x2="14.2cm" svg:y2="18.9cm">
          <text:p text:style-name="P1">direction</text:p>
        </draw:line>
        <draw:custom-shape draw:style-name="gr3" draw:text-style-name="P1" draw:layer="layout" svg:width="5.162cm" svg:height="0.516cm" svg:x="3.3cm" svg:y="22.9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62cm" svg:height="0.516cm" svg:x="3.338cm" svg:y="8.484cm">
          <text:p/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20.4cm" svg:height="0.8cm" svg:x="0.2cm" svg:y="5.4cm">
          <text:p text:style-name="P1">Bordure du jeu</text:p>
        </draw:rect>
        <draw:rect draw:style-name="gr6" draw:text-style-name="P1" draw:layer="layout" svg:width="8.5cm" svg:height="20.5cm" svg:x="20.6cm" svg:y="5.4cm">
          <text:p text:style-name="P1">Bordure du jeu</text:p>
        </draw:rect>
        <draw:rect draw:style-name="gr6" draw:text-style-name="P1" draw:layer="layout" svg:width="20.4cm" svg:height="0.8cm" svg:x="0.2cm" svg:y="25.9cm">
          <text:p text:style-name="P1">Bordure du jeu</text:p>
        </draw:rect>
        <draw:rect draw:style-name="gr6" draw:text-style-name="P1" draw:layer="layout" svg:width="8.5cm" svg:height="20.5cm" svg:x="-8.2cm" svg:y="5.7cm">
          <text:p text:style-name="P1">Bordure du jeu</text:p>
        </draw:rect>
        <draw:custom-shape draw:style-name="gr3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81cm" svg:height="2.58cm" svg:x="12.1cm" svg:y="23.5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5cm" svg:y1="23.4cm" svg:x2="13.5cm" svg:y2="20.8cm">
          <text:p text:style-name="P1">direction</text:p>
        </draw:line>
        <draw:custom-shape draw:style-name="gr3" draw:text-style-name="P1" draw:layer="layout" svg:width="0.7cm" svg:height="5.7cm" svg:x="17.4cm" svg:y="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5.7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cm" svg:height="5.3cm" svg:x="2.637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5.3cm" svg:x="2.7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162cm" svg:height="0.516cm" svg:x="0.4cm" svg:y="11.3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81cm" svg:height="2.58cm" svg:x="0.2cm" svg:y="11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cm" svg:y1="13.1cm" svg:x2="5.3cm" svg:y2="13.1cm">
          <text:p text:style-name="P1">direction</text:p>
        </draw:line>
        <draw:custom-shape draw:style-name="gr12" draw:text-style-name="P1" draw:layer="layout" svg:width="2.581cm" svg:height="2.58cm" svg:x="0.3cm" svg:y="8.82cm">
          <text:p text:style-name="P1">ORI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692cm" svg:y1="8.901cm" svg:x2="1.692cm" svg:y2="6.301cm">
          <text:p text:style-name="P1">direction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l Surin</meta:initial-creator>
    <meta:creation-date>2020-02-22T16:57:56.95</meta:creation-date>
    <dc:date>2020-03-03T18:44:03.34</dc:date>
    <dc:creator>Virgil Surin</dc:creator>
    <meta:editing-duration>PT2H9M16S</meta:editing-duration>
    <meta:editing-cycles>3</meta:editing-cycles>
    <meta:generator>OpenOffice/4.1.7$Win32 OpenOffice.org_project/417m1$Build-9800</meta:generator>
    <meta:document-statistic meta:object-count="70"/>
  </office:meta>
</office:document-meta>
</file>